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" style:font-family-generic="roman"/>
    <style:font-face style:name="Tahoma2" svg:font-family="Tahoma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15bfb4" officeooo:paragraph-rsid="0015bfb4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c2272" officeooo:paragraph-rsid="001c2272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2bfd16" officeooo:paragraph-rsid="002bfd16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36fe95" officeooo:paragraph-rsid="0036fe95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a04da6" officeooo:paragraph-rsid="00a04da6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015bfb4" officeooo:paragraph-rsid="0015bfb4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0462e7f" officeooo:paragraph-rsid="00462e7f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047ec7c" officeooo:paragraph-rsid="0047ec7c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04993e0" officeooo:paragraph-rsid="004993e0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069260f" officeooo:paragraph-rsid="0069260f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06a61b4" officeooo:paragraph-rsid="006a61b4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06bb3b2" officeooo:paragraph-rsid="006bb3b2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0723358" officeooo:paragraph-rsid="00723358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08825f5" officeooo:paragraph-rsid="008825f5"/>
    </style:style>
    <style:style style:name="P15" style:family="paragraph" style:parent-style-name="Text_20_body">
      <style:paragraph-properties fo:text-align="start" style:justify-single-word="false" style:writing-mode="lr-tb"/>
      <style:text-properties fo:font-weight="bold" officeooo:rsid="00723358" officeooo:paragraph-rsid="00723358" style:font-weight-asian="bold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079b132" officeooo:paragraph-rsid="009448e8"/>
    </style:style>
    <style:style style:name="P17" style:family="paragraph" style:parent-style-name="Text_20_body">
      <style:paragraph-properties fo:text-align="start" style:justify-single-word="false" style:writing-mode="lr-tb"/>
      <style:text-properties fo:color="#800000" officeooo:rsid="009601e8" officeooo:paragraph-rsid="009601e8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800000" officeooo:rsid="009601e8" officeooo:paragraph-rsid="00998bf4"/>
    </style:style>
    <style:style style:name="P19" style:family="paragraph" style:parent-style-name="Text_20_body">
      <style:paragraph-properties fo:text-align="start" style:justify-single-word="false" style:writing-mode="lr-tb"/>
      <style:text-properties fo:color="#800000" officeooo:rsid="009601e8" officeooo:paragraph-rsid="009ae145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0700da7" officeooo:paragraph-rsid="00700da7"/>
    </style:style>
    <style:style style:name="P21" style:family="paragraph" style:parent-style-name="Code">
      <style:text-properties officeooo:rsid="0015bfb4" officeooo:paragraph-rsid="0015bfb4"/>
    </style:style>
    <style:style style:name="P22" style:family="paragraph" style:parent-style-name="Code">
      <style:text-properties officeooo:rsid="00175ac9" officeooo:paragraph-rsid="00175ac9"/>
    </style:style>
    <style:style style:name="P23" style:family="paragraph" style:parent-style-name="Code">
      <style:text-properties officeooo:rsid="00194795" officeooo:paragraph-rsid="00194795"/>
    </style:style>
    <style:style style:name="P24" style:family="paragraph" style:parent-style-name="Code">
      <style:text-properties officeooo:rsid="001af983" officeooo:paragraph-rsid="001af983"/>
    </style:style>
    <style:style style:name="P25" style:family="paragraph" style:parent-style-name="Code">
      <style:text-properties officeooo:rsid="001b375b" officeooo:paragraph-rsid="001b375b"/>
    </style:style>
    <style:style style:name="P26" style:family="paragraph" style:parent-style-name="Code">
      <style:text-properties officeooo:rsid="001c2272" officeooo:paragraph-rsid="001c2272"/>
    </style:style>
    <style:style style:name="P27" style:family="paragraph" style:parent-style-name="Code">
      <style:text-properties officeooo:rsid="001c2272" officeooo:paragraph-rsid="002083a1"/>
    </style:style>
    <style:style style:name="P28" style:family="paragraph" style:parent-style-name="Code">
      <style:text-properties officeooo:rsid="001c2272" officeooo:paragraph-rsid="002677a7"/>
    </style:style>
    <style:style style:name="P29" style:family="paragraph" style:parent-style-name="Code">
      <style:text-properties officeooo:rsid="001c2272" officeooo:paragraph-rsid="002da437"/>
    </style:style>
    <style:style style:name="P30" style:family="paragraph" style:parent-style-name="Code">
      <style:text-properties officeooo:rsid="001da425" officeooo:paragraph-rsid="002da437"/>
    </style:style>
    <style:style style:name="P31" style:family="paragraph" style:parent-style-name="Code">
      <style:text-properties officeooo:rsid="001da425" officeooo:paragraph-rsid="0040dae7"/>
    </style:style>
    <style:style style:name="P32" style:family="paragraph" style:parent-style-name="Code">
      <style:text-properties officeooo:rsid="001da425" officeooo:paragraph-rsid="004dc705"/>
    </style:style>
    <style:style style:name="P33" style:family="paragraph" style:parent-style-name="Code">
      <style:text-properties officeooo:rsid="001db9af" officeooo:paragraph-rsid="001db9af"/>
    </style:style>
    <style:style style:name="P34" style:family="paragraph" style:parent-style-name="Code">
      <style:text-properties officeooo:rsid="001db9af" officeooo:paragraph-rsid="002da437"/>
    </style:style>
    <style:style style:name="P35" style:family="paragraph" style:parent-style-name="Code">
      <style:text-properties officeooo:rsid="00220e9f" officeooo:paragraph-rsid="00220e9f"/>
    </style:style>
    <style:style style:name="P36" style:family="paragraph" style:parent-style-name="Code">
      <style:text-properties officeooo:rsid="0022e1fb" officeooo:paragraph-rsid="0022e1fb"/>
    </style:style>
    <style:style style:name="P37" style:family="paragraph" style:parent-style-name="Code">
      <style:text-properties officeooo:rsid="00237c49" officeooo:paragraph-rsid="00237c49"/>
    </style:style>
    <style:style style:name="P38" style:family="paragraph" style:parent-style-name="Code">
      <style:text-properties officeooo:rsid="0028efc3" officeooo:paragraph-rsid="0028efc3"/>
    </style:style>
    <style:style style:name="P39" style:family="paragraph" style:parent-style-name="Code">
      <style:text-properties officeooo:rsid="002ab12f" officeooo:paragraph-rsid="00358613"/>
    </style:style>
    <style:style style:name="P40" style:family="paragraph" style:parent-style-name="Code">
      <style:text-properties officeooo:rsid="002bfd16" officeooo:paragraph-rsid="002bfd16"/>
    </style:style>
    <style:style style:name="P41" style:family="paragraph" style:parent-style-name="Code">
      <style:text-properties officeooo:rsid="002ee9f2" officeooo:paragraph-rsid="002ee9f2"/>
    </style:style>
    <style:style style:name="P42" style:family="paragraph" style:parent-style-name="Code">
      <style:text-properties officeooo:rsid="0036a525" officeooo:paragraph-rsid="0036c3bf"/>
    </style:style>
    <style:style style:name="P43" style:family="paragraph" style:parent-style-name="Code">
      <style:text-properties officeooo:rsid="0038732d" officeooo:paragraph-rsid="0038732d"/>
    </style:style>
    <style:style style:name="P44" style:family="paragraph" style:parent-style-name="Code">
      <style:text-properties officeooo:rsid="003bd0f9" officeooo:paragraph-rsid="003bd0f9"/>
    </style:style>
    <style:style style:name="P45" style:family="paragraph" style:parent-style-name="Code">
      <style:text-properties officeooo:rsid="003cb5bf" officeooo:paragraph-rsid="003cb5bf"/>
    </style:style>
    <style:style style:name="P46" style:family="paragraph" style:parent-style-name="Code">
      <style:text-properties officeooo:rsid="003ee8fe" officeooo:paragraph-rsid="003ee8fe"/>
    </style:style>
    <style:style style:name="P47" style:family="paragraph" style:parent-style-name="Code">
      <style:text-properties officeooo:rsid="003ee8fe" officeooo:paragraph-rsid="0038732d"/>
    </style:style>
    <style:style style:name="P48" style:family="paragraph" style:parent-style-name="Code">
      <style:text-properties officeooo:rsid="00424ac9" officeooo:paragraph-rsid="00424ac9"/>
    </style:style>
    <style:style style:name="P49" style:family="paragraph" style:parent-style-name="Code">
      <style:text-properties officeooo:rsid="00462e7f" officeooo:paragraph-rsid="00462e7f"/>
    </style:style>
    <style:style style:name="P50" style:family="paragraph" style:parent-style-name="Code">
      <style:text-properties officeooo:rsid="0047ec7c" officeooo:paragraph-rsid="0047ec7c"/>
    </style:style>
    <style:style style:name="P51" style:family="paragraph" style:parent-style-name="Code">
      <style:text-properties officeooo:rsid="00162d60" officeooo:paragraph-rsid="0015bfb4"/>
    </style:style>
    <style:style style:name="P52" style:family="paragraph" style:parent-style-name="Code">
      <style:text-properties officeooo:rsid="005e659f" officeooo:paragraph-rsid="005e659f"/>
    </style:style>
    <style:style style:name="P53" style:family="paragraph" style:parent-style-name="Code">
      <style:text-properties officeooo:rsid="005e659f" officeooo:paragraph-rsid="0061ec8a"/>
    </style:style>
    <style:style style:name="P54" style:family="paragraph" style:parent-style-name="Code">
      <style:text-properties officeooo:rsid="0064f5fa" officeooo:paragraph-rsid="0064f5fa"/>
    </style:style>
    <style:style style:name="P55" style:family="paragraph" style:parent-style-name="Standard">
      <style:paragraph-properties fo:text-align="end" style:justify-single-word="false" style:writing-mode="rl-tb"/>
      <style:text-properties officeooo:paragraph-rsid="001386ad"/>
    </style:style>
    <style:style style:name="P56" style:family="paragraph" style:parent-style-name="Text_20_body" style:list-style-name="L1">
      <style:paragraph-properties fo:text-align="start" style:justify-single-word="false" style:writing-mode="lr-tb"/>
      <style:text-properties officeooo:rsid="003d27e0" officeooo:paragraph-rsid="003d27e0"/>
    </style:style>
    <style:style style:name="P57" style:family="paragraph" style:parent-style-name="Text_20_body" style:list-style-name="L1">
      <style:paragraph-properties fo:text-align="start" style:justify-single-word="false" style:writing-mode="lr-tb"/>
      <style:text-properties officeooo:rsid="00719587" officeooo:paragraph-rsid="00719587"/>
    </style:style>
    <style:style style:name="P58" style:family="paragraph" style:parent-style-name="Text_20_body" style:list-style-name="L1">
      <style:paragraph-properties fo:text-align="start" style:justify-single-word="false" style:writing-mode="lr-tb"/>
      <style:text-properties officeooo:rsid="00822f08" officeooo:paragraph-rsid="00822f08"/>
    </style:style>
    <style:style style:name="P59" style:family="paragraph" style:parent-style-name="Text_20_body" style:list-style-name="L1">
      <style:paragraph-properties fo:text-align="start" style:justify-single-word="false" style:writing-mode="lr-tb"/>
      <style:text-properties officeooo:rsid="007ca3e2" officeooo:paragraph-rsid="007ca3e2"/>
    </style:style>
    <style:style style:name="P60" style:family="paragraph" style:parent-style-name="Text_20_body" style:list-style-name="L1">
      <style:paragraph-properties fo:text-align="start" style:justify-single-word="false" style:writing-mode="lr-tb"/>
      <style:text-properties officeooo:rsid="0084a3ba" officeooo:paragraph-rsid="0084a3ba"/>
    </style:style>
    <style:style style:name="P61" style:family="paragraph" style:parent-style-name="Text_20_body" style:list-style-name="L4">
      <style:paragraph-properties fo:text-align="start" style:justify-single-word="false" style:writing-mode="lr-tb"/>
      <style:text-properties officeooo:rsid="005525fe" officeooo:paragraph-rsid="005525fe"/>
    </style:style>
    <style:style style:name="P62" style:family="paragraph" style:parent-style-name="Text_20_body" style:list-style-name="L4">
      <style:paragraph-properties fo:text-align="start" style:justify-single-word="false" style:writing-mode="lr-tb"/>
      <style:text-properties officeooo:rsid="00554a6e" officeooo:paragraph-rsid="00554a6e"/>
    </style:style>
    <style:style style:name="P63" style:family="paragraph" style:parent-style-name="Text_20_body" style:list-style-name="L4">
      <style:paragraph-properties fo:text-align="start" style:justify-single-word="false" style:writing-mode="lr-tb"/>
      <style:text-properties officeooo:rsid="005a7486" officeooo:paragraph-rsid="005a7486"/>
    </style:style>
    <style:style style:name="P64" style:family="paragraph" style:parent-style-name="Text_20_body" style:list-style-name="L4">
      <style:paragraph-properties fo:text-align="start" style:justify-single-word="false" style:writing-mode="lr-tb"/>
      <style:text-properties officeooo:rsid="0080907e" officeooo:paragraph-rsid="0080907e"/>
    </style:style>
    <style:style style:name="P65" style:family="paragraph" style:parent-style-name="Text_20_body" style:list-style-name="L4">
      <style:paragraph-properties fo:text-align="start" style:justify-single-word="false" style:writing-mode="lr-tb"/>
      <style:text-properties officeooo:rsid="007332a0" officeooo:paragraph-rsid="007332a0"/>
    </style:style>
    <style:style style:name="P66" style:family="paragraph" style:parent-style-name="Text_20_body" style:list-style-name="L4">
      <style:paragraph-properties fo:text-align="start" style:justify-single-word="false" style:writing-mode="lr-tb"/>
      <style:text-properties officeooo:rsid="0055f6fd" officeooo:paragraph-rsid="0055f6fd"/>
    </style:style>
    <style:style style:name="P67" style:family="paragraph" style:parent-style-name="Text_20_body" style:list-style-name="L5">
      <style:paragraph-properties fo:text-align="start" style:justify-single-word="false" style:writing-mode="lr-tb"/>
      <style:text-properties officeooo:rsid="005e659f" officeooo:paragraph-rsid="005e659f"/>
    </style:style>
    <style:style style:name="P68" style:family="paragraph" style:parent-style-name="Text_20_body" style:list-style-name="L6">
      <style:paragraph-properties fo:text-align="start" style:justify-single-word="false" style:writing-mode="lr-tb"/>
      <style:text-properties officeooo:rsid="009ca7a3" officeooo:paragraph-rsid="009ebc98"/>
    </style:style>
    <style:style style:name="P69" style:family="paragraph" style:parent-style-name="Text_20_body" style:list-style-name="L7">
      <style:paragraph-properties fo:text-align="start" style:justify-single-word="false" style:writing-mode="lr-tb"/>
      <style:text-properties officeooo:rsid="00750750" officeooo:paragraph-rsid="009448e8"/>
    </style:style>
    <style:style style:name="P70" style:family="paragraph" style:parent-style-name="Text_20_body" style:list-style-name="L7">
      <style:paragraph-properties fo:text-align="start" style:justify-single-word="false" style:writing-mode="lr-tb"/>
      <style:text-properties officeooo:rsid="00752074" officeooo:paragraph-rsid="009448e8"/>
    </style:style>
    <style:style style:name="P71" style:family="paragraph" style:parent-style-name="Text_20_body" style:list-style-name="L8">
      <style:paragraph-properties fo:text-align="start" style:justify-single-word="false" style:writing-mode="lr-tb"/>
      <style:text-properties officeooo:rsid="0089166b" officeooo:paragraph-rsid="0089166b"/>
    </style:style>
    <style:style style:name="P72" style:family="paragraph" style:parent-style-name="Text_20_body" style:list-style-name="L8">
      <style:paragraph-properties fo:text-align="start" style:justify-single-word="false" style:writing-mode="lr-tb"/>
      <style:text-properties officeooo:rsid="0089166b" officeooo:paragraph-rsid="0089dbad"/>
    </style:style>
    <style:style style:name="P73" style:family="paragraph" style:parent-style-name="Text_20_body" style:list-style-name="L8">
      <style:paragraph-properties fo:text-align="start" style:justify-single-word="false" style:writing-mode="lr-tb"/>
      <style:text-properties officeooo:rsid="0089dbad" officeooo:paragraph-rsid="0089dbad"/>
    </style:style>
    <style:style style:name="P74" style:family="paragraph" style:parent-style-name="Text_20_body" style:list-style-name="L8">
      <style:paragraph-properties fo:text-align="start" style:justify-single-word="false" style:writing-mode="lr-tb"/>
      <style:text-properties officeooo:rsid="008b9b0a" officeooo:paragraph-rsid="008b9b0a"/>
    </style:style>
    <style:style style:name="P75" style:family="paragraph" style:parent-style-name="Text_20_body" style:list-style-name="L8">
      <style:paragraph-properties fo:text-align="start" style:justify-single-word="false" style:writing-mode="lr-tb"/>
      <style:text-properties officeooo:rsid="006d60dd" officeooo:paragraph-rsid="006bb3b2"/>
    </style:style>
    <style:style style:name="P76" style:family="paragraph" style:parent-style-name="Text_20_body" style:list-style-name="L8">
      <style:paragraph-properties fo:text-align="start" style:justify-single-word="false" style:writing-mode="lr-tb"/>
      <style:text-properties officeooo:rsid="008d2486" officeooo:paragraph-rsid="008d2486"/>
    </style:style>
    <style:style style:name="P77" style:family="paragraph" style:parent-style-name="Text_20_body" style:list-style-name="L2">
      <style:paragraph-properties fo:text-align="end" style:justify-single-word="false" style:writing-mode="rl-tb"/>
      <style:text-properties officeooo:rsid="00140ee7" officeooo:paragraph-rsid="00140ee7"/>
    </style:style>
    <style:style style:name="P78" style:family="paragraph" style:parent-style-name="Text_20_body" style:list-style-name="L3">
      <style:paragraph-properties style:writing-mode="rl-tb"/>
      <style:text-properties officeooo:rsid="001386ad" officeooo:paragraph-rsid="001386ad"/>
    </style:style>
    <style:style style:name="P79" style:family="paragraph" style:parent-style-name="Text_20_body" style:list-style-name="L3">
      <style:paragraph-properties style:writing-mode="rl-tb"/>
      <style:text-properties officeooo:rsid="0015553d" officeooo:paragraph-rsid="0015553d"/>
    </style:style>
    <style:style style:name="P80" style:family="paragraph" style:parent-style-name="Heading_20_1">
      <style:paragraph-properties fo:text-align="start" style:justify-single-word="false" style:writing-mode="lr-tb"/>
      <style:text-properties officeooo:rsid="003d27e0" officeooo:paragraph-rsid="003d27e0"/>
    </style:style>
    <style:style style:name="P81" style:family="paragraph" style:parent-style-name="Heading_20_1">
      <style:paragraph-properties fo:text-align="start" style:justify-single-word="false" style:writing-mode="lr-tb"/>
    </style:style>
    <style:style style:name="P82" style:family="paragraph" style:parent-style-name="Heading_20_1">
      <style:paragraph-properties fo:text-align="start" style:justify-single-word="false" style:writing-mode="lr-tb"/>
      <style:text-properties officeooo:paragraph-rsid="009448e8"/>
    </style:style>
    <style:style style:name="P83" style:family="paragraph" style:parent-style-name="Heading_20_1">
      <style:paragraph-properties fo:text-align="start" style:justify-single-word="false" style:writing-mode="lr-tb"/>
      <style:text-properties officeooo:rsid="001386ad" officeooo:paragraph-rsid="001386ad"/>
    </style:style>
    <style:style style:name="P84" style:family="paragraph" style:parent-style-name="Heading_20_1">
      <style:paragraph-properties fo:text-align="start" style:justify-single-word="false" style:writing-mode="lr-tb"/>
      <style:text-properties officeooo:rsid="0015bfb4" officeooo:paragraph-rsid="005328c1"/>
    </style:style>
    <style:style style:name="P85" style:family="paragraph" style:parent-style-name="Heading_20_1">
      <style:paragraph-properties fo:text-align="start" style:justify-single-word="false" style:writing-mode="lr-tb"/>
      <style:text-properties officeooo:rsid="0015bfb4" officeooo:paragraph-rsid="005afce3"/>
    </style:style>
    <style:style style:name="P86" style:family="paragraph" style:parent-style-name="Heading_20_1">
      <style:paragraph-properties fo:text-align="start" style:justify-single-word="false" style:writing-mode="lr-tb"/>
      <style:text-properties officeooo:rsid="009ae145" officeooo:paragraph-rsid="009ae145"/>
    </style:style>
    <style:style style:name="P87" style:family="paragraph" style:parent-style-name="Heading_20_1">
      <style:paragraph-properties fo:text-align="start" style:justify-single-word="false" style:writing-mode="lr-tb"/>
      <style:text-properties officeooo:rsid="00700da7" officeooo:paragraph-rsid="00700da7"/>
    </style:style>
    <style:style style:name="P88" style:family="paragraph" style:parent-style-name="Heading_20_3">
      <style:paragraph-properties fo:text-align="start" style:justify-single-word="false" style:writing-mode="lr-tb"/>
      <style:text-properties officeooo:paragraph-rsid="009ebc98"/>
    </style:style>
    <style:style style:name="T1" style:family="text">
      <style:text-properties officeooo:rsid="0015bfb4"/>
    </style:style>
    <style:style style:name="T2" style:family="text">
      <style:text-properties officeooo:rsid="00162d60"/>
    </style:style>
    <style:style style:name="T3" style:family="text">
      <style:text-properties officeooo:rsid="001db9af"/>
    </style:style>
    <style:style style:name="T4" style:family="text">
      <style:text-properties officeooo:rsid="002083a1"/>
    </style:style>
    <style:style style:name="T5" style:family="text">
      <style:text-properties officeooo:rsid="0024e47a"/>
    </style:style>
    <style:style style:name="T6" style:family="text">
      <style:text-properties officeooo:rsid="0030a4af"/>
    </style:style>
    <style:style style:name="T7" style:family="text">
      <style:text-properties officeooo:rsid="0030e3a7"/>
    </style:style>
    <style:style style:name="T8" style:family="text">
      <style:text-properties officeooo:rsid="00358613"/>
    </style:style>
    <style:style style:name="T9" style:family="text">
      <style:text-properties officeooo:rsid="0036c3bf"/>
    </style:style>
    <style:style style:name="T10" style:family="text">
      <style:text-properties officeooo:rsid="0036fe95"/>
    </style:style>
    <style:style style:name="T11" style:family="text">
      <style:text-properties officeooo:rsid="0038732d"/>
    </style:style>
    <style:style style:name="T12" style:family="text">
      <style:text-properties officeooo:rsid="003c4b0f"/>
    </style:style>
    <style:style style:name="T13" style:family="text">
      <style:text-properties officeooo:rsid="003cb5bf"/>
    </style:style>
    <style:style style:name="T14" style:family="text">
      <style:text-properties officeooo:rsid="003ee8fe"/>
    </style:style>
    <style:style style:name="T15" style:family="text">
      <style:text-properties officeooo:rsid="00505949"/>
    </style:style>
    <style:style style:name="T16" style:family="text">
      <style:text-properties officeooo:rsid="005afce3"/>
    </style:style>
    <style:style style:name="T17" style:family="text">
      <style:text-properties officeooo:rsid="00605c89"/>
    </style:style>
    <style:style style:name="T18" style:family="text">
      <style:text-properties officeooo:rsid="0061ec8a"/>
    </style:style>
    <style:style style:name="T19" style:family="text">
      <style:text-properties officeooo:rsid="0068d5c8"/>
    </style:style>
    <style:style style:name="T20" style:family="text">
      <style:text-properties officeooo:rsid="0074e01c"/>
    </style:style>
    <style:style style:name="T21" style:family="text">
      <style:text-properties officeooo:rsid="007b86f3"/>
    </style:style>
    <style:style style:name="T22" style:family="text">
      <style:text-properties officeooo:rsid="007cdcd3"/>
    </style:style>
    <style:style style:name="T23" style:family="text">
      <style:text-properties officeooo:rsid="0083e1e3"/>
    </style:style>
    <style:style style:name="T24" style:family="text">
      <style:text-properties officeooo:rsid="0084f4fb"/>
    </style:style>
    <style:style style:name="T25" style:family="text">
      <style:text-properties officeooo:rsid="0089dbad"/>
    </style:style>
    <style:style style:name="T26" style:family="text">
      <style:text-properties officeooo:rsid="008ef69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97cb6e"/>
    </style:style>
    <style:style style:name="T29" style:family="text">
      <style:text-properties officeooo:rsid="009ae145"/>
    </style:style>
    <style:style style:name="T30" style:family="text">
      <style:text-properties officeooo:rsid="00a3b7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Preparing</text:h>
      <text:list xml:id="list2262943488824872299" text:style-name="L1">
        <text:list-item>
          <text:p text:style-name="P56">Check Internet access</text:p>
        </text:list-item>
        <text:list-item>
          <text:p text:style-name="P56">Check icfi-reg, icfi-subsidies, tibf to be compiled and run correctly</text:p>
        </text:list-item>
        <text:list-item>
          <text:p text:style-name="P57">Check if activator creates a new play app and it runs – then delete the folder</text:p>
        </text:list-item>
        <text:list-item>
          <text:p text:style-name="P58">Check Scala IDE worksheet <text:span text:style-name="T23">(create new one and delete)</text:span></text:p>
        </text:list-item>
        <text:list-item>
          <text:p text:style-name="P59">Check robomongo, <text:span text:style-name="T22">connect to a db</text:span></text:p>
        </text:list-item>
        <text:list-item>
          <text:p text:style-name="P58">Connet to projector and check font size of</text:p>
          <text:list>
            <text:list-item>
              <text:p text:style-name="P58">Terminal</text:p>
            </text:list-item>
            <text:list-item>
              <text:p text:style-name="P58">Scala IDE</text:p>
            </text:list-item>
            <text:list-item>
              <text:p text:style-name="P60">IntelliJ IDEA</text:p>
            </text:list-item>
          </text:list>
        </text:list-item>
      </text:list>
      <text:p text:style-name="P55"/>
      <text:p text:style-name="P5"><text:span text:style-name="T27">Before Start:</text:span> We need 118 min but have 90</text:p>
      <text:h text:style-name="P83" text:outline-level="1">Philosophy of Life</text:h>
      <text:list xml:id="list1202822760190351387" text:style-name="L2">
        <text:list-item>
          <text:p text:style-name="P77">همه میگن باید از سفر لذت برد نه از مقصد</text:p>
        </text:list-item>
        <text:list-item>
          <text:p text:style-name="P77">اگر از مسیر و سفر لذت نبریم شرایط خیلی سخت میشه</text:p>
        </text:list-item>
      </text:list>
      <text:h text:style-name="P81" text:outline-level="1">Geeks Philosophy</text:h>
      <text:list xml:id="list708397876654896877" text:style-name="L3">
        <text:list-item>
          <text:p text:style-name="P78">اگر ما گیگ باشیم فلسفه ما برای خوشحالی چیه؟</text:p>
        </text:list-item>
        <text:list-item>
          <text:p text:style-name="P78">ابزار همون مسیره</text:p>
        </text:list-item>
        <text:list-item>
          <text:p text:style-name="P79">این برای شاد بودن و انرژی داشتنه</text:p>
        </text:list-item>
        <text:list-item>
          <text:p text:style-name="P79">منقطی باشیم: عدم خروجی = گشنگی</text:p>
        </text:list-item>
      </text:list>
      <text:h text:style-name="P81" text:outline-level="1"><text:span text:style-name="T1">Demo - </text:span>Scala Futures</text:h>
      <text:p text:style-name="P18">****</text:p>
      <text:p text:style-name="P18">Ask people if they want this part now or at the end? </text:p>
      <text:p text:style-name="P17"><text:tab/>If yes =&gt; come back to this part after slide <text:span text:style-name="T28">32 (Servers; Old / New)</text:span></text:p>
      <text:p text:style-name="P17">****</text:p>
      <text:p text:style-name="P6">Type inference</text:p>
      <text:p text:style-name="P21"><text:soft-page-break/>va<text:span text:style-name="T2">r</text:span> a = 10</text:p>
      <text:p text:style-name="P51">a = “test”</text:p>
      <text:p text:style-name="P22"/>
      <text:p text:style-name="P22">var b = “test”</text:p>
      <text:p text:style-name="P22">b = 10</text:p>
      <text:p text:style-name="P22"/>
      <text:p text:style-name="P23">var c: Int = “test”</text:p>
      <text:p text:style-name="P3"><text:span text:style-name="T10">Powerful</text:span> Syntax</text:p>
      <text:p text:style-name="P40">def a = println(“Hi”)</text:p>
      <text:p text:style-name="P40">a</text:p>
      <text:p text:style-name="P40"/>
      <text:p text:style-name="P40">def a = {</text:p>
      <text:p text:style-name="P40"><text:tab/>println(“Hi”)</text:p>
      <text:p text:style-name="P40">}</text:p>
      <text:p text:style-name="P40"/>
      <text:p text:style-name="P41">def a(i: Int): Int = i * 2</text:p>
      <text:p text:style-name="P41">def a(i: Int): Unit = println(<text:span text:style-name="T6">i.toString</text:span>)</text:p>
      <text:p text:style-name="P40"/>
      <text:p text:style-name="P33">def /\/ = print("jade marpich mishavad!")</text:p>
      <text:p text:style-name="P33">/\/</text:p>
      <text:p text:style-name="P30"/>
      <text:p text:style-name="P32">// Interesting Method <text:span text:style-name="T3">Invocation</text:span>s</text:p>
      <text:p text:style-name="P32"/>
      <text:p text:style-name="P30">val a = 10</text:p>
      <text:p text:style-name="P30">a.toString</text:p>
      <text:p text:style-name="P30">a.toString()</text:p>
      <text:p text:style-name="P31">a toStrin<text:span text:style-name="T7">g <text:s text:c="14"/>// Infix notation</text:span></text:p>
      <text:p text:style-name="P30"/>
      <text:p text:style-name="P30">val a = 1</text:p>
      <text:p text:style-name="P30">val b = 2</text:p>
      <text:p text:style-name="P30">a + b</text:p>
      <text:p text:style-name="P34">a.+(b)</text:p>
      <text:p text:style-name="P34"/>
      <text:p text:style-name="P29"><text:soft-page-break/>val list = List(1,2,3,4,5,6,7)</text:p>
      <text:p text:style-name="P29">val list = 1 to 100</text:p>
      <text:p text:style-name="P2">Functional</text:p>
      <text:p text:style-name="P26"><text:span text:style-name="T4">(</text:span>1 to 100<text:span text:style-name="T4">).filter(a =&gt; a % 2 == 0)</text:span></text:p>
      <text:p text:style-name="P27"><text:span text:style-name="T4">(</text:span>1 to 100<text:span text:style-name="T4">).filter(_ % 2 == 0)</text:span></text:p>
      <text:p text:style-name="P28"><text:span text:style-name="T4">(</text:span>1 to 100<text:span text:style-name="T4">) filter (_ % 2 == 0) <text:s text:c="9"/>// infix notation</text:span></text:p>
      <text:p text:style-name="P35"/>
      <text:p text:style-name="P38">def <text:span text:style-name="T8">even</text:span>(i: Int) = i % 2 == 0</text:p>
      <text:p text:style-name="P39">(1 to 100) filter <text:span text:style-name="T8">even</text:span></text:p>
      <text:p text:style-name="P39">(1 to 100).filter(a =&gt; <text:span text:style-name="T8">even</text:span>(a))</text:p>
      <text:p text:style-name="P39">(1 to 100).filter(<text:span text:style-name="T8">even</text:span>)</text:p>
      <text:p text:style-name="P35"/>
      <text:p text:style-name="P35">(1 to 10).map(_ * 2)</text:p>
      <text:p text:style-name="P37">(1 to 10) map <text:span text:style-name="T5">(</text:span>_ * 2<text:span text:style-name="T5">)</text:span></text:p>
      <text:p text:style-name="P35"/>
      <text:p text:style-name="P35">(1 to 10).fold(0)(_ + _)</text:p>
      <text:p text:style-name="P36">(1 to 10).fold(0)((a, b) =&gt; a + b)</text:p>
      <text:p text:style-name="P36"/>
      <text:p text:style-name="P43">val f: Int =&gt; <text:span text:style-name="T12">Int</text:span> = a =&gt; <text:span text:style-name="T12">a * 2</text:span></text:p>
      <text:p text:style-name="P43">f(10)</text:p>
      <text:p text:style-name="P43"/>
      <text:p text:style-name="P44">def myMethod(f: <text:span text:style-name="T11">Int =&gt; Int</text:span>) = println(f(10))</text:p>
      <text:p text:style-name="P44">myMethod(f)</text:p>
      <text:p text:style-name="P44">myMethod(_ * <text:span text:style-name="T13">2</text:span>)</text:p>
      <text:p text:style-name="P45">myMethod(_.toString) <text:s text:c="5"/>// Type-safe</text:p>
      <text:p text:style-name="P4">DSL</text:p>
      <text:p text:style-name="P43">def repeat(n: Int)(block: =&gt; Unit) <text:span text:style-name="T14">= {</text:span></text:p>
      <text:p text:style-name="P47"><text:s text:c="2"/>for (i &lt;- 1 to n) {</text:p>
      <text:p text:style-name="P43"><text:s text:c="4"/><text:span text:style-name="T14">block</text:span></text:p>
      <text:p text:style-name="P43"><text:s text:c="2"/><text:span text:style-name="T14">}</text:span></text:p>
      <text:p text:style-name="P46">}</text:p>
      <text:p text:style-name="P46"/>
      <text:p text:style-name="P48"><text:soft-page-break/>repeat(10) {</text:p>
      <text:p text:style-name="P48"><text:tab/>println(“Hi”)</text:p>
      <text:p text:style-name="P48">}</text:p>
      <text:p text:style-name="P1">Immutable <text:span text:style-name="T15">Structures</text:span></text:p>
      <text:p text:style-name="P23">val a = 10</text:p>
      <text:p text:style-name="P23">a = 2</text:p>
      <text:p text:style-name="P24">val list = List(1, 2, 3, 4)</text:p>
      <text:p text:style-name="P24">list :+ 5</text:p>
      <text:p text:style-name="P25">list :+ 6 </text:p>
      <text:p text:style-name="P42">10 +: list<text:tab/> <text:s text:c="11"/>//<text:span text:style-name="T9"> Operators ending in a colon ':' are right-associative</text:span></text:p>
      <text:p text:style-name="P9">GOTO ScalaIDE</text:p>
      <text:p text:style-name="P7">Case Classes</text:p>
      <text:p text:style-name="P49">case class Person(name: String, age: Int)</text:p>
      <text:p text:style-name="P49">case class Course(name: String, teacher: Person)</text:p>
      <text:p text:style-name="P8">Pattern Matching</text:p>
      <text:p text:style-name="P50">val course = Course(“Test”, Person(“Amir”, 29))</text:p>
      <text:p text:style-name="P50">course match {</text:p>
      <text:p text:style-name="P50"><text:tab/>case Course(“Test”, _) =&gt; println(“The course name is Test”)</text:p>
      <text:p text:style-name="P50"><text:tab/>case Course(_, Person(“Amir”, _)) =&gt; println(“The teacher name is Amir”)</text:p>
      <text:p text:style-name="P50"><text:tab/>case Course(_, Person(_, age)) if age &gt; 20 =&gt; println(“The teacher is old”)</text:p>
      <text:p text:style-name="P50"><text:tab/>case _ =&gt; println(“else”)</text:p>
      <text:p text:style-name="P50">}</text:p>
      <text:p text:style-name="P14">Leave the others for the end of presentation...</text:p>
      <text:h text:style-name="P84" text:outline-level="1">Demo - Play Framework</text:h>
      <text:list xml:id="list5197698217216778427" text:style-name="L4">
        <text:list-item>
          <text:p text:style-name="P61">Open up terminal</text:p>
        </text:list-item>
        <text:list-item>
          <text:p text:style-name="P61">cd ~/Projects/draft</text:p>
        </text:list-item>
        <text:list-item>
          <text:p text:style-name="P61">activator new thelug-demo</text:p>
        </text:list-item>
        <text:list-item>
          <text:p text:style-name="P62">choose 6</text:p>
        </text:list-item>
        <text:list-item>
          <text:p text:style-name="P62">cd tehlug-demo</text:p>
        </text:list-item>
        <text:list-item>
          <text:p text:style-name="P62"><text:soft-page-break/>activator</text:p>
        </text:list-item>
        <text:list-item>
          <text:p text:style-name="P62">run</text:p>
        </text:list-item>
        <text:list-item>
          <text:p text:style-name="P63">show /@documents (<text:span text:style-name="T16">off-line</text:span> documents)</text:p>
        </text:list-item>
        <text:list-item>
          <text:p text:style-name="P64">change view signature to get an Option[Int]</text:p>
        </text:list-item>
        <text:list-item>
          <text:p text:style-name="P64">use map to render something with this option</text:p>
        </text:list-item>
        <text:list-item>
          <text:p text:style-name="P64">change controller code to pass this option</text:p>
        </text:list-item>
        <text:list-item>
          <text:p text:style-name="P64">change the value of this parameter to None</text:p>
        </text:list-item>
        <text:list-item>
          <text:p text:style-name="P65">refresh the browser (show the terminal <text:span text:style-name="T20">and hot loading</text:span>)</text:p>
        </text:list-item>
        <text:list-item>
          <text:p text:style-name="P66">show playframework.com </text:p>
        </text:list-item>
      </text:list>
      <text:h text:style-name="P85" text:outline-level="1">Demo - MongoDB</text:h>
      <text:list xml:id="list1276884356930525150" text:style-name="L5">
        <text:list-item>
          <text:p text:style-name="P67">Talk about installing MongoDB and RoboMongo</text:p>
        </text:list-item>
        <text:list-item>
          <text:p text:style-name="P67">Open up RoboMongo</text:p>
        </text:list-item>
        <text:list-item>
          <text:p text:style-name="P67">Create tehlug-demo database</text:p>
        </text:list-item>
        <text:list-item>
          <text:p text:style-name="P67">Open a new shell</text:p>
        </text:list-item>
        <text:list-item>
          <text:p text:style-name="P67"><text:span text:style-name="T17">Create</text:span> a new record <text:span text:style-name="T17">and fetch data</text:span></text:p>
        </text:list-item>
      </text:list>
      <text:p text:style-name="P52">db.myCollection.insert({field1: 'Hi', field2: 2});</text:p>
      <text:p text:style-name="P53">db.myCollection.insert({field1: 'Hi<text:span text:style-name="T18">2</text:span>', field2: <text:span text:style-name="T18">4</text:span>});</text:p>
      <text:p text:style-name="P52">db.myCollection.find();</text:p>
      <text:p text:style-name="P54">db.myCollection.find({field2: {$gte: 3}});</text:p>
      <text:h text:style-name="P86" text:outline-level="1">Deployment Requirement</text:h>
      <text:p text:style-name="P19">****</text:p>
      <text:p text:style-name="P19">Ask people if they want this part now or at the end? </text:p>
      <text:p text:style-name="P19"><text:tab/>If yes =&gt; come back to this part after <text:span text:style-name="T29">Scala and other demos</text:span></text:p>
      <text:p text:style-name="P19">****</text:p>
      <text:h text:style-name="P87" text:outline-level="1">Show Me the Code – Deployment</text:h>
      <text:p text:style-name="P20">Open up /home/amir/Dropbox/Scripts and Libs/Play/publish and explain line by line</text:p>
      <text:h text:style-name="P88" text:outline-level="3"><text:soft-page-break/>Deployment Steps</text:h>
      <text:list xml:id="list3840822124967678331" text:style-name="L6">
        <text:list-item>
          <text:p text:style-name="P68">Setup a bare git repository at server</text:p>
        </text:list-item>
        <text:list-item>
          <text:p text:style-name="P68">Clone the bare git repository at “/var/webapps”</text:p>
        </text:list-item>
        <text:list-item>
          <text:p text:style-name="P68">Create an init.d startup script which starts the corresponding Play server</text:p>
        </text:list-item>
        <text:list-item>
          <text:p text:style-name="P68">Config Nginx to route corresponding request to the Play server</text:p>
        </text:list-item>
        <text:list-item>
          <text:p text:style-name="P68">Setup a git repository for binaries at development machine</text:p>
        </text:list-item>
        <text:list-item>
          <text:p text:style-name="P68">Compile and stage the web app using activator</text:p>
        </text:list-item>
        <text:list-item>
          <text:p text:style-name="P68">Push the binaries to the bare git repository at server</text:p>
        </text:list-item>
        <text:list-item>
          <text:p text:style-name="P68">Pull the binaries into “/var/webapps/[app-name]”</text:p>
        </text:list-item>
        <text:list-item>
          <text:p text:style-name="P68">Restart the init.d service</text:p>
        </text:list-item>
      </text:list>
      <text:h text:style-name="P82" text:outline-level="1">Fix <text:span text:style-name="T21">(Optional)</text:span></text:h>
      <text:p text:style-name="P16">If time allows</text:p>
      <text:list xml:id="list268838072336129149" text:style-name="L7">
        <text:list-item>
          <text:p text:style-name="P69">Open up virtual box <text:span text:style-name="T24">L</text:span>inux server (count down the boot time even on a virtual machine: This is Linux :D)</text:p>
        </text:list-item>
        <text:list-item>
          <text:p text:style-name="P69">user: amir / pass: 1</text:p>
        </text:list-item>
        <text:list-item>
          <text:p text:style-name="P69">sudo vi /etc/sysctl.conf (talk about fs.file-max parameter)</text:p>
        </text:list-item>
        <text:list-item>
          <text:p text:style-name="P69">sudo vi /etc/security/limits.conf (talk about nofile parameter)</text:p>
        </text:list-item>
        <text:list-item>
          <text:p text:style-name="P70">Nginx is not installed on the virtual machine and doesn't need to show anything</text:p>
        </text:list-item>
      </text:list>
      <text:h text:style-name="P81" text:outline-level="1">Bonus Demo - Iteratees in Action</text:h>
      <text:list xml:id="list4221819180760575579" text:style-name="L8">
        <text:list-item>
          <text:p text:style-name="P71">Run icfi-reg</text:p>
        </text:list-item>
        <text:list-item>
          <text:p text:style-name="P72">Open up admin page <text:span text:style-name="T25">goto tibf registrations</text:span></text:p>
        </text:list-item>
        <text:list-item>
          <text:p text:style-name="P73">Press F12 to bring up browser developer tool</text:p>
        </text:list-item>
        <text:list-item>
          <text:p text:style-name="P73">Click on invoice batch rendering button</text:p>
        </text:list-item>
        <text:list-item>
          <text:p text:style-name="P74">Show chunked data transformation</text:p>
        </text:list-item>
        <text:list-item>
          <text:p text:style-name="P74">Open up the ajax link from developer tools and keep pressing End button to show the partial renderning</text:p>
        </text:list-item>
        <text:list-item>
          <text:p text:style-name="P75">Add log to app/controllers/admin/FairRegistrationRequestController.scala line 165</text:p>
        </text:list-item>
        <text:list-item>
          <text:p text:style-name="P76"><text:soft-page-break/>Mark the terminal “on top”</text:p>
        </text:list-item>
        <text:list-item>
          <text:p text:style-name="P76">Refresh the ajax link, show the log and then stop the browser</text:p>
        </text:list-item>
        <text:list-item>
          <text:p text:style-name="P76">This happends without killing any thread nor process! <text:span text:style-name="T26">And read the following text:</text:span></text:p>
        </text:list-item>
      </text:list>
      <text:p text:style-name="P12">Compare other technologies:</text:p>
      <text:p text:style-name="P10"><text:a xlink:type="simple" xlink:href="http://stackoverflow.com/questions/138116/what-happens-when-i-click-the-stop-button-on-the-browser" text:style-name="Internet_20_link" text:visited-style-name="Visited_20_Internet_20_Link">http://stackoverflow.com/questions/138116/what-happens-when-i-click-the-stop-button-on-the-browser</text:a></text:p>
      <text:p text:style-name="P11">They can't stop the running server side thread <text:span text:style-name="T27">safely</text:span> when user clicks on stop button because it causes inconsistency.</text:p>
      <text:p text:style-name="P15"/>
      <text:p text:style-name="P15">Performance demo:</text:p>
      <text:p text:style-name="P13">Pagination <text:span text:style-name="T30">of book search in TIB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" style:font-family-generic="roman"/>
    <style:font-face style:name="Tahoma2" svg:font-family="Tahoma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shadow="non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in" fo:margin-bottom="0.14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in" fo:margin-bottom="0.117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in" fo:margin-bottom="0.0874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in" fo:margin-bottom="0.05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80808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Tahoma" fo:font-family="Tahoma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Tahoma" fo:font-family="Tahoma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4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17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0874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5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283in" loext:contextual-spacing="false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e" style:family="paragraph" style:parent-style-name="Text_20_body" style:class="text" style:master-page-name="">
      <style:graphic-properties draw:fill="solid" draw:fill-color="#eeeeee"/>
      <style:paragraph-properties fo:margin-top="0.1in" fo:margin-bottom="0.1in" loext:contextual-spacing="false" fo:line-height="100%" fo:text-align="start" style:justify-single-word="false" style:page-number="auto" fo:background-color="#eeeeee" fo:padding="0.1201in" fo:border="0.06pt solid #cccccc" style:shadow="none" style:writing-mode="lr-tb">
        <style:tab-stops/>
        <style:background-image/>
      </style:paragraph-properties>
      <style:text-properties style:font-name="Ubuntu Mono" fo:font-family="'Ubuntu Mono'" style:font-pitch="fixed" officeooo:rsid="0015bfb4" style:font-size-asian="10.5pt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09:48:04.665090826</meta:creation-date>
    <dc:date>2015-08-07T13:02:01.371142456</dc:date>
    <meta:editing-duration>PT22H36M30S</meta:editing-duration>
    <meta:editing-cycles>136</meta:editing-cycles>
    <meta:generator>LibreOffice/4.4.2.2$Linux_X86_64 LibreOffice_project/40m0$Build-2</meta:generator>
    <meta:document-statistic meta:table-count="0" meta:image-count="0" meta:object-count="0" meta:page-count="7" meta:paragraph-count="163" meta:word-count="924" meta:character-count="5105" meta:non-whitespace-character-count="4340"/>
  </office:meta>
</office:document-meta>
</file>